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4_9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2</text:p>
      <text:p text:style-name="P5">Number of Sheets<text:tab/><text:tab/><text:tab/><text:tab/>4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Cumanus, Claudius, Florus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Front Cover]</text:p>
      <text:p text:style-name="P2">Post Biblical history/</text:p>
      <text:p text:style-name="P2">29/</text:p>
      <text:p text:style-name="P2"/>
      <text:p text:style-name="P3">[Page 1]</text:p>
      <text:p text:style-name="P3">"Righteousness exalts a nation, but sin is the/ disgrace of peoples". <text:s/>So wrote a pen guided by/ inspiration, while Judah and Israel dwelt in safety,/ every one resting under his vine and his fig tree."/ <text:s/><text:span text:style-name="T1">Very</text:span><text:span text:style-name="T3"> Truthful is the maxim in very deed, and even as the first part/ </text:span><text:span text:style-name="T1">of it</text:span><text:span text:style-name="T3"> the rest has had its literal fulfilment]sic!] in the history/ of our ancestors, so has its second part been too/ painfully illustrated in their annals. <text:s/>Shame, accom-/-panied by sorrows and sufferings came to stay/ in their midst, when virtue had been turned away./ <text:s/>The Temple remained still open before </text:span><text:span text:style-name="T1">the total</text:span><text:span text:style-name="T3"> Judah's/ dispersion, but the ministers at the altar were/ mostly corrupt; pliant tools they were in the hands/ of unprincipled men. <text:s/>High priests were made/ and unmade at pleasure, and not rarely the heavier/ </text:span><text:span text:style-name="T1">by</text:span><text:span text:style-name="T3"> bag of gold won for its possessor the mitre/ which had adorned the brows of Aaron. <text:s/>The Tem-/-ple remained still opened before Israel's fatal fall, but the vital breath/ of religion had departed from it. <text:s/>A superstitious/ attachment to walls and floors and consecrated </text:span><text:span text:style-name="T1">and</text:span><text:span text:style-name="T3"> vessels supplanted reveren-/-tial awe. <text:s/>The Temple remained still open,/</text:span></text:p>
      <text:p text:style-name="P6"/>
      <text:p text:style-name="P6">[Page 2]</text:p>
      <text:p text:style-name="P3"><text:span text:style-name="T3">but the rulers who were to bend the knee therein,/ like the humblest </text:span><text:span text:style-name="T1">in Israel</text:span><text:span text:style-name="T3"> of their subjects, showed contempt for/ its worship. <text:s/>The book of the Law which they/ should have read to instruct and to exhort, </text:span><text:soft-page-break/><text:span text:style-name="T3">had changed/ its living spirit into a dead letter./</text:span></text:p>
      <text:p text:style-name="P3"><text:span text:style-name="T3">I confess that in calling back to mind the events, which/ followed the sudden termination of the reign of/ Agrippa I, my heart misgave me. <text:s/>It is a/ tale of sin and of disgrace, which I would be compelled/ to narrate, and then, alas? so fearful are the disasters,/ so woful[sic!] the distress and affliction, which our/ fathers endured, that </text:span><text:span text:style-name="T1">at</text:span><text:span text:style-name="T3"> the thought of them, </text:span><text:span text:style-name="T1">I</text:span><text:span text:style-name="T3">/ </text:span><text:span text:style-name="T1">resolved</text:span><text:span text:style-name="T3"> determined me to touch lightly on a period of post-bi-/-blical history, </text:span><text:span text:style-name="T1">so</text:span><text:span text:style-name="T3"> replete with horrors./</text:span></text:p>
      <text:p text:style-name="P3"><text:span text:style-name="T3">The Governors sent by Rome to Judea after the/ demise of Agrippa, were greedy and inhuman and/ indifferent to the religious susceptibilities of those/ whom they governed. <text:s/>Under Camanus, one/ of his soldiers keeping sentinel round the Temple,/ indecently insulted our people, who flocked into/ it to celebrate the Passover. <text:s/>On another occa-/-sion, a Roman soldier laid hold of </text:span><text:span text:style-name="T1">the</text:span><text:span text:style-name="T3"> a scroll of the/</text:span></text:p>
      <text:p text:style-name="P6"/>
      <text:p text:style-name="P6">[Page 3]</text:p>
      <text:p text:style-name="P3"><text:span text:style-name="T3">Law and spitefully tore it into fragments, uttering/ vulgar curses. <text:s/>Shortly after that, some pilgrims/ on their way to Jerusalem were cruelly set upon and/ killed. <text:s/>These </text:span><text:span text:style-name="T1">unhappy</text:span><text:span text:style-name="T3"> untoward incidents </text:span><text:span text:style-name="T1">caused</text:span><text:span text:style-name="T3"> encouraged outbreaks/ and bloodshed; for our ancestors finding no redress and/ seeing themselves exposed to murderous attacks, followed/ the lead of political chiefs who were bent upon </text:span><text:span text:style-name="T1">slaughter</text:span><text:span text:style-name="T3"> slaughter and/ plunder. <text:s/>Then the Roman governor</text:span><text:span text:style-name="T1">s</text:span><text:span text:style-name="T3"> would </text:span><text:span text:style-name="T1">make</text:span><text:span text:style-name="T3"> order/ a general </text:span><text:span text:style-name="T1">slaughter</text:span><text:span text:style-name="T3"> massacre, and turn a deaf ear to the en-/-treaties of myriads who prayed that the innocent/ might be spared. <text:s/>The pitiless Cumanus was/ </text:span><text:span text:style-name="T1">not</text:span><text:span text:style-name="T3"> at last recalled, and the emperor Claudius banished/ him from Rome, but his successor Felix made the/ Jews rue the moment they had asked for a change, for in refined barbarity and cove-/-tousness the new governor left his predecessor far/ behind. <text:s/>The more insufferable must the presence/ of that monster have been to our people, because to indulge </text:span><text:span text:style-name="T1">in</text:span><text:span text:style-name="T3"> his/ profligacy he had lured the oldest daughter of Agrip-/-pa I into a desertion of her lawful husband./</text:span></text:p>
      <text:p text:style-name="P6">With a blush I acknowledge it: None of the children/ of the last king of Judea shed credit upon the religion/</text:p>
      <text:p text:style-name="P6"/>
      <text:p text:style-name="P6">[Page 4]</text:p>
      <text:p text:style-name="P3"><text:span text:style-name="T3">in which they were born. <text:s/>His three daughters,/ Drussilla, Berenice and Marianne became a/ by word through their wanton behaviour; his son/ Agrippa II who might have proved a tower/ of strength, made no effort worthy of his </text:span><text:span text:style-name="T1">maternal</text:span><text:span text:style-name="T3"> Maccabean/ descent </text:span><text:span text:style-name="T1">the Maccabees</text:span><text:span text:style-name="T3"> to help his unhappy fellow/ believers. <text:s/>When of age, he was allowed by the/ emperor of Rome large territories in Palestine. </text:span><text:span text:style-name="T1">to rule</text:span><text:span text:style-name="T3">/ </text:span><text:span text:style-name="T1">over</text:span><text:span text:style-name="T3"> <text:s/>For them he cared; to his reverence</text:span><text:span text:style-name="T1">s</text:span><text:span text:style-name="T3"> he mainly looked/ with eagerness. <text:s/></text:span><text:span text:style-name="T1">and</text:span><text:span text:style-name="T3"> Devoted to those who had placed him in power, he finally </text:span><text:span text:style-name="T1">he</text:span><text:span text:style-name="T3"> estranged himself/ from the Hebrews, and left his countrymen to their/ sad fate. <text:s/>Had the people whom Moses/ and the prophets taught to trust in God, leaned/ then confidingly upon the </text:span><text:span text:style-name="T1">arms</text:span><text:span text:style-name="T3"> everlasting Arms; had they </text:span><text:span text:style-name="T1">taken</text:span><text:span text:style-name="T3"> put on/ righteousness </text:span><text:span text:style-name="T1">for their shield</text:span><text:span text:style-name="T3"> as their armor, disgrace and ruin would have been/ averted, but many seized the dagger which </text:span><text:span text:style-name="T1">[?]</text:span><text:span text:style-name="T3"> they remor-/ </text:span><text:span text:style-name="T1">[?] lentingly they</text:span><text:span text:style-name="T3"> -selessly plunged into the hearts of their Jew-/-ish </text:span><text:span text:style-name="T1">political</text:span><text:span text:style-name="T3"> opponents as well as the Romans, and many in their despair relied on false Messiahs,/ who arose in various sections of the country and led/ the credulous to destruction./</text:span></text:p>
      <text:p text:style-name="P6">At one time, a certain Theudus persuaded multitudes/ to carry all they possessed to the banks of the Jordan./</text:p>
      <text:p text:style-name="P6"/>
      <text:p text:style-name="P6">[Page 5]</text:p>
      <text:p text:style-name="P3"><text:span text:style-name="T3">Joshua like he would divide the water and open for/ Israel a way to conquest and freedom. <text:s/>The deceiver and the deceived were slain by a troop of Roman horsemen. <text:s/>At another/ time, an Egyp</text:span><text:span text:style-name="T1">p</text:span><text:span text:style-name="T3">tian Jew succeeded in gathering nearly,/ thirty thousand persons, to whom he gave the assu-/-rance that as he stood upon the mount of Olives,/ the walls of Jerusalem below would fall down </text:span><text:span text:style-name="T1">[?]</text:span><text:span text:style-name="T3"> flat,/ </text:span><text:span text:style-name="T1">down,</text:span><text:span text:style-name="T3"> and he and his partizans would enter the capital in triumph,/ while Roman </text:span><text:span text:style-name="T1">and her</text:span><text:span text:style-name="T3"> legions would be crushed. <text:s/>Felix/ attacked the </text:span><text:span text:style-name="T1">imposter</text:span><text:span text:style-name="T3"> self-deluded chieftain and his dupes, and killed un-/</text:span><text:span text:style-name="T1">-sparringly</text:span><text:span text:style-name="T3"> </text:span><text:soft-page-break/><text:span text:style-name="T3">relentingly. <text:s/>Josephus who justly deprecates the/ frequent rising of pseudo-Messiahs, as the forerunners of calami-/-ties, has nevertheless many a tale to relate about/ </text:span><text:span text:style-name="T1">certain</text:span><text:span text:style-name="T3"> supernatural signs of the approaching overthrow of Judea,/ of the burning of the Temple and the wide spread capti-/-vity. <text:s/>Evidently our historian </text:span><text:span text:style-name="T1">believed</text:span><text:span text:style-name="T3"> who prides himself on his clear understanding put implicit faith in evil/ omens and wild prognostics. <text:s/>He writes that a comet/ in the shape of a sword was seen in Palestine for a/ whole year, previous to the final war. <text:s/>Again: On a night/ of Passover all at once the sanctuary was lighted up/ by invisible hands. <text:s/>A brazen gate of the Temple,/ which it took twenty men to shut, suddenly flew/</text:span></text:p>
      <text:p text:style-name="P6"/>
      <text:p text:style-name="P6">[Page 6]</text:p>
      <text:p text:style-name="P3"><text:span text:style-name="T3">wide open, and it was with extreme difficulty/ that strong people could close it again. <text:s/>Shortly/ after Passover </text:span><text:span text:style-name="T1">at</text:span><text:span text:style-name="T3"> towards sunset, chariots and a</text:span><text:span text:style-name="T1">[?]</text:span><text:span text:style-name="T3">/ cavalry appeared in the sky, and on Pentecost/ the priests heard a noise and a voice as of a/ great army exclaiming: "let us depart hence"?/ <text:s/>But in the opinion of Josephus nothing was more/ significant of the impending doom than the following/ circumstance, for which he seems to vouch. <text:s/>Du-/-ring seven years, an ordinary person, called Jesus/ son of Ananus walked the streets of the capital/ and cried thus: "a voice from the East, a voice/ from the West, a voice from the four winds, a/ voice against Jerusalem and against the Temple,/ a voice against the bridegrooms and the brides, a/ voice against the whole people." <text:s/>The man/ who gave forth those gloomy sounds, would </text:span><text:span text:style-name="T1">be</text:span><text:span text:style-name="T3"> some-/-time be beaten and not wince; he would be arrested/ and not say a word. <text:s/>One day after the siege/ had begun, he passed </text:span><text:span text:style-name="T1">by</text:span><text:span text:style-name="T3"> near where the engines were throw-/-ing out destructive missiles. <text:s/>He then cried aloud: "Woe to the/ people and to the holy house. <text:s/>Woe unto me" and a stone/</text:span></text:p>
      <text:p text:style-name="P6"/>
      <text:p text:style-name="P6">[Page 7]</text:p>
      <text:p text:style-name="P3"><text:span text:style-name="T3">struck him dead. <text:s/>As usual with Jose-/-hus, he ads his comments to his narrative, reflecting upon/ those who did not share his views and political/ proclivities. <text:s/>Admit: the anti-Roman party, named/ "zealots" and more disparagingly also </text:span><text:span text:style-name="T4">sicarii</text:span><text:span text:style-name="T5"> and </text:span><text:span text:style-name="T4">assassins</text:span><text:span text:style-name="T5"> did com-/-mit excesses unpardonable, revolting. <text:s/>To recall/ them is to make the blood </text:span><text:span text:style-name="T2">run cold</text:span><text:span text:style-name="T5"> congeal in our veins, but it was not/ the comet nor </text:span><text:span text:style-name="T2">other prodigies</text:span><text:span text:style-name="T5"> the reported noise in the Holy place that foreshadowed the/ </text:span><text:span text:style-name="T2">def</text:span><text:span text:style-name="T5"> desperate resistance of those </text:span><text:span text:style-name="T2">[?]</text:span><text:span text:style-name="T5"> sworn enemies/ of foreign masters. <text:s/></text:span><text:span text:style-name="T2">and</text:span><text:span text:style-name="T5"> It was not the lamentations of a person crazed by grief that predicted the soul-terrifying crisis./ <text:s/>When Rome sent to govern Judea iniquitous men like/ Felix, Albinus and Florus, the most peacefully inclined/ must have </text:span><text:span text:style-name="T2">predicted that a fore</text:span><text:span text:style-name="T5"> seen before hand the fire of popular indignation/ </text:span><text:span text:style-name="T2">with would</text:span><text:span text:style-name="T5"> which was about to irrepressibly burst forth into </text:span><text:span text:style-name="T2">[?]</text:span><text:span text:style-name="T5"> flames./</text:span></text:p>
      <text:p text:style-name="P3"><text:span text:style-name="T5">If Rome had wished to madden a people into a hatred/ which would stop short at nothing in order to </text:span><text:span text:style-name="T2">reek</text:span><text:span text:style-name="T5"> wreak/ vengeance upon the heathen stranger, she could not/ have accomplished her end more effectually than by/ making Florus governor of the country, once independent un-/-der Simon and John Hyrcanus thought, to enrich himself,/ even if every Jew was reduced to beggary, and every home/</text:span></text:p>
      <text:p text:style-name="P3"><text:span text:style-name="T5"/></text:p>
      <text:p text:style-name="P3"><text:span text:style-name="T5">[Page 8]</text:span></text:p>
      <text:p text:style-name="P3"><text:span text:style-name="T5">in Judea became desolate. <text:s/>Shielded by the/ friendship existing between his wife and Poppea/ the wife of the infamous Nero, then Roman emperor,/ he defied the people into savageness, and laughed/ </text:span><text:span text:style-name="T2">at</text:span><text:span text:style-name="T5"> to scorn their attempts to self-defence. <text:s/>But the conflict/ which could not long be put off, was hastened by the/ inveterate animosities of the Greeks of Cesarea. <text:s/>In this/ city there was a rich congregation of Hebrews. <text:s/>A Greek/ owned the ground </text:span><text:span text:style-name="T2">round</text:span><text:span text:style-name="T5"> adjoining to the synagogue. <text:s/>To protect the sacred structurre, a large/ sum was offered him to dispose of </text:span><text:span text:style-name="T2">it</text:span><text:span text:style-name="T5"> his lot, but he would/ not accept </text:span><text:span text:style-name="T2">any</text:span><text:span text:style-name="T5"> the highest price. <text:s/>On the contrary, to annoy/ his neighbours, he built low shops on the vacant spot,/ </text:span><text:span text:style-name="T2">lot,</text:span><text:span text:style-name="T5"> and made the entrance into the synagogue as/ narrow as it would possibly be. <text:s/>The Jews </text:span><text:span text:style-name="T2">felt</text:span><text:span text:style-name="T5"> were incensed,/ and tried to stop the workmen. <text:s/></text:span><text:span text:style-name="T2">Then</text:span><text:span text:style-name="T5"> Not succeeding they sent/ Florus a present of eight talents, (about 8000 dollars)/ </text:span><text:span text:style-name="T2">asking</text:span><text:span text:style-name="T5"> petitioning that he </text:span><text:span text:style-name="T2">should</text:span><text:span text:style-name="T5"> would interfere and prevent their place/ of worship </text:span><text:soft-page-break/><text:span text:style-name="T5">from being blocked up. <text:s/>Florus put the/ money to </text:span><text:span text:style-name="T2">his never enough-filled purse</text:span><text:span text:style-name="T5"> the purse which was never filled enough, and dismissed the/ subject altogether from his mind. <text:s/></text:span><text:span text:style-name="T2">To</text:span><text:span text:style-name="T5"> The Greek to add insult to injury,/ on a Sabbath as our people was crowding the Synagogue,/</text:span></text:p>
      <text:p text:style-name="P3"><text:span text:style-name="T5"/></text:p>
      <text:p text:style-name="P3"><text:span text:style-name="T5">[Page 9]</text:span></text:p>
      <text:p text:style-name="P8"><text:span text:style-name="T6">a Greek</text:span><text:span text:style-name="T5"> openly </text:span><text:span text:style-name="T6">mocked</text:span><text:span text:style-name="T5"> ridiculed the </text:span><text:span text:style-name="T6">Jewish</text:span><text:span text:style-name="T5"> Jews and their worship. <text:s/>A/ fight ensued, in which </text:span><text:span text:style-name="T6">the Jews</text:span><text:span text:style-name="T5"> our people--being few in number--/ were worsted. <text:s/>A deputation that came before/ Florus with complaints were cast into prison./ <text:s/></text:span><text:span text:style-name="T6">As soon as</text:span><text:span text:style-name="T5"> The news reached </text:span><text:span text:style-name="T6">Judea</text:span><text:span text:style-name="T5"> Jerusalem, and anger and a/ longing for revenge seized the multitudes. <text:s/>Florus instead/ of </text:span><text:span text:style-name="T6">calming</text:span><text:span text:style-name="T5"> allaying the </text:span><text:span text:style-name="T6">just</text:span><text:span text:style-name="T5"> burning indignation, added fuel to the fire/ by asking that seventeen talents be paid to him </text:span><text:span text:style-name="T6">from</text:span><text:span text:style-name="T5"> out of/ the public treasury, in behalf of Rome. <text:s/>The peace party,/ headed by many of the priests, submitted to the </text:span><text:span text:style-name="T6">humiliating</text:span><text:span text:style-name="T5"> unrighteous/ exaction, but as some had gone about ironically with/ baskets asking lams for "a man in a miserable condi-/-tion," meaning Florus the latter demanded the surrender of those who had/ so mocked him, that he might crucify them. <text:s/>The/ request could and would not be complied with. <text:s/>At the/ refusal, Florus gave a signal, and his troops spread/ </text:span><text:span text:style-name="T6">death</text:span><text:span text:style-name="T5"> terror everywhere, kiling pillaging and outraging men, wo-/-men and children. <text:s/>Berenice, daughter of the/ late king Agrippa--vicious as her character was--still/ melting with compassion for her coreligionists </text:span><text:span text:style-name="T6">pren</text:span><text:span text:style-name="T5"> went before/ Florus barefooted, in token of humiliation, imploring him/ to let the carnage cease. <text:s/>She hardly escaped being/</text:span></text:p>
      <text:p text:style-name="P8"><text:span text:style-name="T5"/></text:p>
      <text:p text:style-name="P8"><text:span text:style-name="T5">[Page 10]</text:span></text:p>
      <text:p text:style-name="P8"><text:span text:style-name="T5">herself given over to the loos soldiery. <text:s/>Florus/ then to fill the measure of popular irritation, ordered/ that as a </text:span><text:span text:style-name="T6">token</text:span><text:span text:style-name="T5"> mark of submission the inhabitants of/ Jerusalem should greet the entrance of two Roman/ cohorts </text:span><text:span text:style-name="T6">who</text:span><text:span text:style-name="T5"> that were passing through to go to Caesa-/-rea. <text:s/>The prayers of the priests who supplicated the/ people to yield for the sake of averting complete ruin,/ succeeded. <text:s/>The Roman troops received a welcome, which/ they did not condescend to notice, but treated with silent/ contempt. <text:s/>Aggravated by such a despicable conduct,/ the population hurled curses load and heavy against/ Florus. <text:s/>It was precisely what </text:span><text:span text:style-name="T6">he</text:span><text:span text:style-name="T5"> the governor wished,--a pretext/ to </text:span><text:span text:style-name="T6">kill</text:span><text:span text:style-name="T5"> slay and plunder. <text:s/>The military </text:span><text:span text:style-name="T6">[?]</text:span><text:span text:style-name="T5"> fell upon the/ crowd. <text:s/>In the pressure bodies were trampled on and/ mangled, and the Temple would have been attacked and/ </text:span><text:span text:style-name="T6">pillaged</text:span><text:span text:style-name="T5"> emptied out of its precious valuables, if the war party--the uncompromising zealots--/ had not quickly cut off every avenue, and forced the/ vile Florus and his Roman hirelings to beat a retreat./</text:span></text:p>
      <text:p text:style-name="P8"><text:span text:style-name="T5">Agrippa II who was returning from Egypt/ on learning of those disastrous events, tried the/ influence of his name to quiet the agitated/</text:span></text:p>
      <text:p text:style-name="P8"><text:span text:style-name="T5"/></text:p>
      <text:p text:style-name="P8"><text:span text:style-name="T5">[Page 11]</text:span></text:p>
      <text:p text:style-name="P8"><text:span text:style-name="T5">minds, by holding out the hope of a change for/ the better in </text:span><text:span text:style-name="T6">a</text:span><text:span text:style-name="T5"> the possible appointment of a new/ governor. <text:s/>He delivered a long winded oration,/ descriptive of the colossal power of Rome, which/ had brought under mightier, more famous/ and more numerous peoples than the Jews./ <text:s/>He </text:span><text:span text:style-name="T6">dwelt at Cae with</text:span><text:span text:style-name="T5"> laid </text:span><text:span text:style-name="T6">a</text:span><text:span text:style-name="T5"> great stress on the absurdity/ of attempting to cope with such a power, com-/-manding the wide world. <text:s/>He </text:span><text:span text:style-name="T6">advised</text:span><text:span text:style-name="T5"> urged entire/ submission, the prompt payment of tributes, and/ </text:span><text:span text:style-name="T6">urged</text:span><text:span text:style-name="T5"> the necessity of showing satisfaction at being/ allowed the possession of the Temple, and the free/ exercise of religious practices. <text:s/>That lengthy/ speech, </text:span><text:span text:style-name="T6">which</text:span><text:span text:style-name="T5"> I always read with increasing dis-/-gust, because so servile to domineering Rome, was/ accompanied with tears, in which Berenice joined./ <text:s/>The people believed in the</text:span><text:span text:style-name="T6">ir</text:span><text:span text:style-name="T5"> sincerity of those tears,/ and promised to follow the counsel. <text:s/>But Agrippa/ presumed too much on the patience of </text:span><text:span text:style-name="T6">an</text:span><text:span text:style-name="T5"> his out-/-raged countrymen. <text:s/>When he requested that they/ should pay obedience to Florus, as their present/ governor, good nature kindled into passion./</text:span></text:p>
      <text:p text:style-name="P8"><text:span text:style-name="T5"/></text:p>
      <text:p text:style-name="P8"><text:span text:style-name="T5">[Page 12]</text:span></text:p>
      <text:p text:style-name="P8"><text:span text:style-name="T5">The men who had listened respectfully and/ agreed to conform to the advice, grew furious/ They threw </text:span><text:soft-page-break/><text:span text:style-name="T5">stones at the speaker, and made/ him hastily flee from their presence./ <text:s/>In an essay by a very eminent Christian/ scholar, Agrippa II is represented as a man/ deserving more than his father all the praise which the Talmudists have/ bestowed on </text:span><text:span text:style-name="T6">his father</text:span><text:span text:style-name="T5"> Agrippa I. <text:s/>Perhaps, the writer's/ favorable opinion is based upon a passage in/ the New Testament in which, at the conclusion/ of a speech--in self-justification by Saul of Tarsus, called St. Paul who had been imprisoned by Felix, Agrip-/-pa is credited with having said "Almost thou persua-/-dest me to be a Christian," but whether the state-/-ment be correct or not, we that read </text:span><text:span text:style-name="T6">the most</text:span><text:span text:style-name="T5"> the soul/ stirring events </text:span><text:span text:style-name="T6">in</text:span><text:span text:style-name="T5"> of our post-biblical history with/ profound anguish, see in Agrippa II a/ bad Jew, a selfish flatterer, and a </text:span><text:span text:style-name="T6">dastardly</text:span><text:span text:style-name="T5"> heartless/ traitor, while with the Talmudists we still/ </text:span><text:span text:style-name="T6">proclaim</text:span><text:span text:style-name="T5"> call his father, Agrippa I [Hebrew]/ "Thou art our brother, thou art indeed our/ brother.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7T13:29:56.38</meta:creation-date>
    <dc:date>2012-12-18T12:08:57.89</dc:date>
    <meta:editing-duration>PT1H4M37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6" meta:paragraph-count="93" meta:word-count="2587" meta:character-count="15834"/>
  </office:meta>
</office:document-meta>
</file>